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71cm" fo:margin-left="-0.383cm" fo:margin-top="0cm" fo:margin-bottom="0cm" table:align="left"/>
    </style:style>
    <style:style style:name="Таблица1.A" style:family="table-column">
      <style:table-column-properties style:column-width="8.71cm"/>
    </style:style>
    <style:style style:name="Таблица1.1" style:family="table-row">
      <style:table-row-properties style:min-row-height="5.302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2" style:family="paragraph" style:parent-style-name="Default">
      <style:paragraph-properties>
        <style:tab-stops/>
      </style:paragraph-properties>
      <style:text-properties style:text-line-through-style="none" style:text-line-through-type="none" fo:font-size="11.5pt" style:text-underline-style="none" style:font-size-asian="11.5pt"/>
    </style:style>
    <style:style style:name="P3" style:family="paragraph" style:parent-style-name="Standard">
      <style:text-properties fo:language="en" fo:country="US" officeooo:rsid="00044ca2" officeooo:paragraph-rsid="00044ca2"/>
    </style:style>
    <style:style style:name="P4" style:family="paragraph" style:parent-style-name="Standard">
      <style:text-properties fo:language="en" fo:country="US" officeooo:rsid="00059d55" officeooo:paragraph-rsid="00059d55"/>
    </style:style>
    <style:style style:name="P5" style:family="paragraph" style:parent-style-name="Standard">
      <style:text-properties fo:language="en" fo:country="US" officeooo:rsid="0007abaa" officeooo:paragraph-rsid="0007abaa"/>
    </style:style>
    <style:style style:name="P6" style:family="paragraph" style:parent-style-name="Standard">
      <style:text-properties fo:language="en" fo:country="US" officeooo:rsid="000aa4ef" officeooo:paragraph-rsid="000aa4ef"/>
    </style:style>
    <style:style style:name="P7" style:family="paragraph" style:parent-style-name="Standard">
      <style:text-properties fo:language="en" fo:country="US" officeooo:rsid="000ca489" officeooo:paragraph-rsid="000ca489"/>
    </style:style>
    <style:style style:name="P8" style:family="paragraph" style:parent-style-name="Standard">
      <style:text-properties fo:language="en" fo:country="US" officeooo:rsid="000e2638" officeooo:paragraph-rsid="000e2638"/>
    </style:style>
    <style:style style:name="P9" style:family="paragraph" style:parent-style-name="Standard">
      <style:text-properties fo:language="en" fo:country="US" officeooo:rsid="0006d287" officeooo:paragraph-rsid="0007abaa"/>
    </style:style>
    <style:style style:name="P10" style:family="paragraph" style:parent-style-name="Standard">
      <style:text-properties fo:language="en" fo:country="US" officeooo:rsid="000eebb4" officeooo:paragraph-rsid="000eebb4"/>
    </style:style>
    <style:style style:name="P11" style:family="paragraph" style:parent-style-name="Standard">
      <style:text-properties fo:language="ru" fo:country="RU" officeooo:rsid="00059d55" officeooo:paragraph-rsid="00059d55"/>
    </style:style>
    <style:style style:name="P12" style:family="paragraph" style:parent-style-name="Standard">
      <style:text-properties fo:language="ru" fo:country="RU" officeooo:rsid="0006d287" officeooo:paragraph-rsid="0006d287"/>
    </style:style>
    <style:style style:name="P13" style:family="paragraph" style:parent-style-name="Standard">
      <style:text-properties fo:language="ru" fo:country="RU" officeooo:rsid="0007abaa" officeooo:paragraph-rsid="0007abaa"/>
    </style:style>
    <style:style style:name="P14" style:family="paragraph" style:parent-style-name="Standard">
      <style:text-properties fo:language="ru" fo:country="RU" officeooo:rsid="000aa4ef" officeooo:paragraph-rsid="000aa4ef"/>
    </style:style>
    <style:style style:name="P15" style:family="paragraph" style:parent-style-name="Standard">
      <style:text-properties fo:language="ru" fo:country="RU" officeooo:rsid="000ca489" officeooo:paragraph-rsid="000ca489"/>
    </style:style>
    <style:style style:name="P16" style:family="paragraph" style:parent-style-name="Standard">
      <style:text-properties fo:language="ru" fo:country="RU" officeooo:rsid="000e2638" officeooo:paragraph-rsid="000e2638"/>
    </style:style>
    <style:style style:name="P17" style:family="paragraph" style:parent-style-name="Standard">
      <style:text-properties fo:language="ru" fo:country="RU" officeooo:rsid="0016b115" officeooo:paragraph-rsid="0016b115"/>
    </style:style>
    <style:style style:name="P18" style:family="paragraph" style:parent-style-name="Standard">
      <style:text-properties fo:language="ru" fo:country="RU" officeooo:rsid="0016b115" officeooo:paragraph-rsid="000aa4ef"/>
    </style:style>
    <style:style style:name="P19" style:family="paragraph" style:parent-style-name="Standard">
      <style:text-properties fo:language="ru" fo:country="RU" officeooo:rsid="001c9c97" officeooo:paragraph-rsid="001c9c97"/>
    </style:style>
    <style:style style:name="P20" style:family="paragraph" style:parent-style-name="Standard">
      <style:text-properties officeooo:paragraph-rsid="0006d287"/>
    </style:style>
    <style:style style:name="P21" style:family="paragraph" style:parent-style-name="Standard">
      <style:text-properties officeooo:paragraph-rsid="0007abaa"/>
    </style:style>
    <style:style style:name="P22" style:family="paragraph" style:parent-style-name="Standard">
      <style:text-properties fo:font-size="11.5pt" fo:language="ru" fo:country="RU" officeooo:rsid="000aa4ef" officeooo:paragraph-rsid="000aa4ef" style:font-size-asian="11.5pt"/>
    </style:style>
    <style:style style:name="P23" style:family="paragraph" style:parent-style-name="Standard">
      <style:text-properties officeooo:paragraph-rsid="00168249"/>
    </style:style>
    <style:style style:name="P24" style:family="paragraph" style:parent-style-name="Standard">
      <style:text-properties officeooo:rsid="00168249" officeooo:paragraph-rsid="001d7601"/>
    </style:style>
    <style:style style:name="P25" style:family="paragraph" style:parent-style-name="Standard">
      <style:text-properties officeooo:paragraph-rsid="000aa4ef"/>
    </style:style>
    <style:style style:name="P26" style:family="paragraph" style:parent-style-name="Default">
      <style:paragraph-properties>
        <style:tab-stops/>
      </style:paragraph-properties>
      <style:text-properties fo:font-size="11.5pt" officeooo:paragraph-rsid="002c4a22" style:font-size-asian="11.5pt"/>
    </style:style>
    <style:style style:name="P27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28" style:family="paragraph" style:parent-style-name="Default">
      <style:paragraph-properties>
        <style:tab-stops/>
      </style:paragraph-properties>
      <style:text-properties style:text-line-through-style="none" style:text-line-through-type="none" fo:font-size="11.5pt" style:text-underline-style="none" officeooo:paragraph-rsid="002c4a22" style:font-size-asian="11.5pt"/>
    </style:style>
    <style:style style:name="P29" style:family="paragraph" style:parent-style-name="Standard">
      <style:text-properties officeooo:paragraph-rsid="00059d55"/>
    </style:style>
    <style:style style:name="P30" style:family="paragraph" style:parent-style-name="Standard">
      <style:text-properties fo:language="ru" fo:country="RU" officeooo:rsid="0007abaa" officeooo:paragraph-rsid="0007abaa"/>
    </style:style>
    <style:style style:name="P31" style:family="paragraph" style:parent-style-name="Standard">
      <style:text-properties fo:language="ru" fo:country="RU" officeooo:rsid="000aa4ef" officeooo:paragraph-rsid="000aa4ef"/>
    </style:style>
    <style:style style:name="P32" style:family="paragraph" style:parent-style-name="Standard">
      <style:text-properties fo:language="ru" fo:country="RU" officeooo:rsid="000aa4ef" officeooo:paragraph-rsid="002e4833"/>
    </style:style>
    <style:style style:name="P33" style:family="paragraph" style:parent-style-name="Standard">
      <style:text-properties fo:language="ru" fo:country="RU" officeooo:rsid="002e4833" officeooo:paragraph-rsid="002e4833"/>
    </style:style>
    <style:style style:name="P34" style:family="paragraph" style:parent-style-name="Standard">
      <style:text-properties fo:language="ru" fo:country="RU" officeooo:rsid="0016b115" officeooo:paragraph-rsid="00320895"/>
    </style:style>
    <style:style style:name="P35" style:family="paragraph" style:parent-style-name="Standard">
      <style:text-properties fo:language="en" fo:country="US" officeooo:rsid="000e2638" officeooo:paragraph-rsid="000e2638"/>
    </style:style>
    <style:style style:name="P36" style:family="paragraph" style:parent-style-name="Standard">
      <style:text-properties fo:language="en" fo:country="US" officeooo:rsid="000eebb4" officeooo:paragraph-rsid="000eebb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d287"/>
    </style:style>
    <style:style style:name="T3" style:family="text">
      <style:text-properties fo:language="ru" fo:country="RU" officeooo:rsid="001db62d"/>
    </style:style>
    <style:style style:name="T4" style:family="text">
      <style:text-properties fo:language="ru" fo:country="RU" officeooo:rsid="000aa4ef"/>
    </style:style>
    <style:style style:name="T5" style:family="text">
      <style:text-properties fo:language="ru" fo:country="RU" officeooo:rsid="001f86bd"/>
    </style:style>
    <style:style style:name="T6" style:family="text">
      <style:text-properties fo:language="ru" fo:country="RU" officeooo:rsid="002619da"/>
    </style:style>
    <style:style style:name="T7" style:family="text">
      <style:text-properties fo:language="ru" fo:country="RU" officeooo:rsid="0026dd43"/>
    </style:style>
    <style:style style:name="T8" style:family="text">
      <style:text-properties fo:language="ru" fo:country="RU" officeooo:rsid="00059d55"/>
    </style:style>
    <style:style style:name="T9" style:family="text">
      <style:text-properties fo:language="ru" fo:country="RU" officeooo:rsid="002c1a8b"/>
    </style:style>
    <style:style style:name="T10" style:family="text">
      <style:text-properties fo:language="ru" fo:country="RU" officeooo:rsid="002c4a22"/>
    </style:style>
    <style:style style:name="T11" style:family="text">
      <style:text-properties fo:language="ru" fo:country="RU" officeooo:rsid="002e4833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ca489"/>
    </style:style>
    <style:style style:name="T14" style:family="text">
      <style:text-properties fo:language="en" fo:country="US" officeooo:rsid="001db62d"/>
    </style:style>
    <style:style style:name="T15" style:family="text">
      <style:text-properties fo:language="en" fo:country="US" officeooo:rsid="000aa4ef"/>
    </style:style>
    <style:style style:name="T16" style:family="text">
      <style:text-properties fo:language="en" fo:country="US" officeooo:rsid="00203db8"/>
    </style:style>
    <style:style style:name="T17" style:family="text">
      <style:text-properties fo:language="en" fo:country="US" officeooo:rsid="002619da"/>
    </style:style>
    <style:style style:name="T18" style:family="text">
      <style:text-properties fo:font-size="11.5pt" style:font-size-asian="11.5pt"/>
    </style:style>
    <style:style style:name="T19" style:family="text">
      <style:text-properties fo:font-size="11.5pt" fo:language="en" fo:country="US" officeooo:rsid="000aa4ef" style:font-size-asian="11.5pt"/>
    </style:style>
    <style:style style:name="T20" style:family="text">
      <style:text-properties fo:font-size="11.5pt" fo:language="en" fo:country="US" officeooo:rsid="002c4a22" style:font-size-asian="11.5pt"/>
    </style:style>
    <style:style style:name="T21" style:family="text">
      <style:text-properties fo:font-size="11.5pt" fo:language="ru" fo:country="RU" officeooo:rsid="000aa4ef" style:font-size-asian="11.5pt"/>
    </style:style>
    <style:style style:name="T22" style:family="text">
      <style:text-properties officeooo:rsid="000ca489"/>
    </style:style>
    <style:style style:name="T23" style:family="text">
      <style:text-properties officeooo:rsid="0017d889"/>
    </style:style>
    <style:style style:name="T24" style:family="text">
      <style:text-properties officeooo:rsid="001c9c97"/>
    </style:style>
    <style:style style:name="T25" style:family="text">
      <style:text-properties officeooo:rsid="001db62d"/>
    </style:style>
    <style:style style:name="T26" style:family="text">
      <style:text-properties officeooo:rsid="00203db8"/>
    </style:style>
    <style:style style:name="T27" style:family="text">
      <style:text-properties officeooo:rsid="002594f3"/>
    </style:style>
    <style:style style:name="T28" style:family="text">
      <style:text-properties officeooo:rsid="002a1e93"/>
    </style:style>
    <style:style style:name="T29" style:family="text">
      <style:text-properties officeooo:rsid="002c4a22"/>
    </style:style>
    <style:style style:name="T30" style:family="text">
      <style:text-properties officeooo:rsid="002e4833"/>
    </style:style>
    <style:style style:name="T31" style:family="text">
      <style:text-properties officeooo:rsid="00303f7f"/>
    </style:style>
    <style:style style:name="T32" style:family="text">
      <style:text-properties officeooo:rsid="00320895"/>
    </style:style>
    <style:style style:name="T33" style:family="text">
      <style:text-properties officeooo:rsid="003285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-1</text:p>
      <text:p text:style-name="P3"/>
      <text:p text:style-name="P29"><text:span text:style-name="T8">Для решения первой задачи </text:span><text:span text:style-name="T9">разделяем номер года на два числа</text:span><text:span text:style-name="T8">, перевод</text:span><text:span text:style-name="T9">им</text:span><text:span text:style-name="T8"> </text:span><text:span text:style-name="T9">эти </text:span><text:span text:style-name="T8">числ</text:span><text:span text:style-name="T9">а</text:span><text:span text:style-name="T8"> из 16 системы счисления в </text:span><text:span text:style-name="T9">десятичную, </text:span><text:span text:style-name="T8"><text:s/></text:span><text:span text:style-name="T9">вычисляем количество искомых месяцев по заданной формуле. </text:span><text:span text:style-name="T8">Пример решения данной задачи:</text:span></text:p>
      <text:p text:style-name="P11"/>
      <text:p text:style-name="P11">#include &lt;iostream&gt;</text:p>
      <text:p text:style-name="P11"/>
      <text:p text:style-name="P11">using namespace std;</text:p>
      <text:p text:style-name="P11"/>
      <text:p text:style-name="P11">int converter(int n)</text:p>
      <text:p text:style-name="P11">{</text:p>
      <text:p text:style-name="P11"><text:s text:c="4"/>int c = 1;</text:p>
      <text:p text:style-name="P11"><text:s text:c="4"/>int sum = 0;</text:p>
      <text:p text:style-name="P11"><text:s text:c="4"/>while(n)</text:p>
      <text:p text:style-name="P11"><text:s text:c="4"/>{</text:p>
      <text:p text:style-name="P11"><text:s text:c="8"/>//cout &lt;&lt; "n = " &lt;&lt; n &lt;&lt; " c = " &lt;&lt; c &lt;&lt; " sum = " &lt;&lt; sum &lt;&lt; endl;</text:p>
      <text:p text:style-name="P11"><text:s text:c="8"/>sum += c*(n%10);</text:p>
      <text:p text:style-name="P11"><text:s text:c="8"/>n /= 10;</text:p>
      <text:p text:style-name="P11"><text:s text:c="8"/>c = c*16;</text:p>
      <text:p text:style-name="P11"><text:s text:c="4"/>}</text:p>
      <text:p text:style-name="P11"><text:s text:c="4"/>return sum;</text:p>
      <text:p text:style-name="P11">}</text:p>
      <text:p text:style-name="P11"/>
      <text:p text:style-name="P11">int main()</text:p>
      <text:p text:style-name="P11">{</text:p>
      <text:p text:style-name="P11"><text:s text:c="4"/>int n;</text:p>
      <text:p text:style-name="P11"><text:s text:c="4"/>cin &gt;&gt; n;</text:p>
      <text:p text:style-name="P11"><text:s text:c="4"/>int y = n%100;</text:p>
      <text:p text:style-name="P11"><text:s text:c="4"/>int x = n/100;</text:p>
      <text:p text:style-name="P11"><text:s text:c="4"/>x = converter(x);</text:p>
      <text:p text:style-name="P11"><text:s text:c="4"/>y = converter(y);</text:p>
      <text:p text:style-name="P11"><text:s text:c="4"/>int res = 1;</text:p>
      <text:p text:style-name="P11"><text:s text:c="4"/>//cout &lt;&lt; "x = " &lt;&lt; x &lt;&lt; " y = " &lt;&lt; y &lt;&lt; endl;</text:p>
      <text:p text:style-name="P11"><text:s text:c="4"/>for(int i = 0; i &lt; y; i++)</text:p>
      <text:p text:style-name="P11"><text:s text:c="4"/>{</text:p>
      <text:p text:style-name="P11"><text:s text:c="8"/>res *= x;</text:p>
      <text:p text:style-name="P11"><text:s text:c="8"/>//cout &lt;&lt; "res(x) = " &lt;&lt; res &lt;&lt; endl;</text:p>
      <text:p text:style-name="P11"><text:s text:c="4"/>}</text:p>
      <text:p text:style-name="P11"/>
      <text:p text:style-name="P11"><text:s text:c="4"/>//cout &lt;&lt; res &lt;&lt; endl;</text:p>
      <text:p text:style-name="P11"><text:s text:c="4"/>cout &lt;&lt; res%10 &lt;&lt; endl;</text:p>
      <text:p text:style-name="P11"><text:s text:c="4"/>return 0;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T-2</text:p>
      <text:p text:style-name="P12"/>
      <text:p text:style-name="P12">1 — Да. Те кто умеют варить луц, используют гравицапу.</text:p>
      <text:p text:style-name="P12">2 — Да. Все зюзики используют пепелац и некоторые из них любят поспать.</text:p>
      <text:p text:style-name="P12">3 — Нет. Не обязательно среди всех пушистиков найдутся те, кто любят спать и умеют варить луц.</text:p>
      <text:p text:style-name="P12">4 — Нет. По мимо зюзиков есть и другие пушистики. Может оказаться,что они то<text:span text:style-name="T24">ж</text:span>е исользуют гравицапу.</text:p>
      <text:p text:style-name="P20"><text:span text:style-name="T2">5 — Да. Зюзики относятся к пушистикам, з</text:span><text:span text:style-name="T10">н</text:span><text:span text:style-name="T2">ачит н</text:span>екоторые пушистики используют гравицапу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9">T-3</text:p>
      <text:p text:style-name="P21"><text:s/></text:p>
      <text:p text:style-name="P13">Код представленный ниже, использует рекурсию <text:span text:style-name="T29">с повторными вычислениями компонентов формулы</text:span>, что замедляет работу кода.</text:p>
      <text:p text:style-name="P1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6">#include &lt;iostream&gt;</text:p>
            <text:p text:style-name="P26"><text:s/></text:p>
            <text:p text:style-name="P28">using namespace std;</text:p>
            <text:p text:style-name="P28"><text:s/></text:p>
            <text:p text:style-name="P2">int c;</text:p>
            <text:p text:style-name="P2">int fib(int n) {</text:p>
            <text:p text:style-name="P2"><text:s text:c="4"/>c++;</text:p>
            <text:p text:style-name="P2"><text:s text:c="4"/>if (n == 0 || n == 1) {</text:p>
            <text:p text:style-name="P2"><text:s text:c="8"/>return 1;</text:p>
            <text:p text:style-name="P2"><text:s text:c="4"/>}</text:p>
            <text:p text:style-name="P2"><text:s text:c="5"/>return fib(n - 1) * 2 + fib(n - 2); </text:p>
            <text:p text:style-name="P28">}</text:p>
            <text:p text:style-name="P28"/>
            <text:p text:style-name="P2">int main() </text:p>
            <text:p text:style-name="P2">{ </text:p>
            <text:p text:style-name="P2"><text:s text:c="4"/>int n;</text:p>
            <text:p text:style-name="P2"><text:s text:c="4"/>c = 0;</text:p>
            <text:p text:style-name="P2"><text:s text:c="4"/>cin &gt;&gt; n;</text:p>
            <text:p text:style-name="P2"><text:s text:c="4"/>cout &lt;&lt; fib(n) &lt;&lt; endl;</text:p>
            <text:p text:style-name="P2"><text:s text:c="4"/>cout &lt;&lt; c &lt;&lt; endl;</text:p>
            <text:p text:style-name="P2">}</text:p>
          </table:table-cell>
        </table:table-row>
      </table:table>
      <text:p text:style-name="P1"/>
      <text:p text:style-name="P1"/>
      <text:p text:style-name="P13">Для оптимизации кода выше, можно заменить рекурсию циклом.</text:p>
      <text:p text:style-name="P13">Пример кода:</text:p>
      <text:p text:style-name="P13"/>
      <text:p text:style-name="P13">#include &lt;iostream&gt;</text:p>
      <text:p text:style-name="P13">using namespace std;</text:p>
      <text:p text:style-name="P13">int c;</text:p>
      <text:p text:style-name="P13"/>
      <text:p text:style-name="P13">int fib(int n){</text:p>
      <text:p text:style-name="P13"><text:s text:c="4"/>c++;</text:p>
      <text:p text:style-name="P13"><text:s text:c="4"/>if(n == 0 || n == 1)</text:p>
      <text:p text:style-name="P13"><text:s text:c="8"/>return 1;</text:p>
      <text:p text:style-name="P13"><text:s text:c="4"/>int sm1 = 1;</text:p>
      <text:p text:style-name="P13"><text:s text:c="4"/>int sm2 = 1;</text:p>
      <text:p text:style-name="P13"><text:s text:c="4"/>int s = 0;</text:p>
      <text:p text:style-name="P13"><text:s text:c="4"/>for(int i = 1; i &lt; n; i++)</text:p>
      <text:p text:style-name="P13"><text:s text:c="4"/>{</text:p>
      <text:p text:style-name="P13"><text:s text:c="8"/>s = sm1*2 + sm2;</text:p>
      <text:p text:style-name="P13"><text:s text:c="8"/>sm2 = sm1;</text:p>
      <text:p text:style-name="P13"><text:s text:c="8"/>sm1 = s;</text:p>
      <text:p text:style-name="P13"><text:s text:c="4"/>}</text:p>
      <text:p text:style-name="P13"><text:s text:c="4"/>return s;</text:p>
      <text:p text:style-name="P13">}</text:p>
      <text:p text:style-name="P13">int main()</text:p>
      <text:p text:style-name="P13">{</text:p>
      <text:p text:style-name="P13"><text:soft-page-break/><text:s text:c="4"/>int n;</text:p>
      <text:p text:style-name="P13"><text:s text:c="4"/>c = 0;</text:p>
      <text:p text:style-name="P13"><text:s text:c="4"/>cin &gt;&gt; n;</text:p>
      <text:p text:style-name="P13"><text:s text:c="4"/>cout &lt;&lt; fib(n) &lt;&lt; endl;</text:p>
      <text:p text:style-name="P13"><text:s text:c="4"/>cout &lt;&lt; c &lt;&lt; endl;</text:p>
      <text:p text:style-name="P13">}</text:p>
      <text:p text:style-name="P13"/>
      <text:p text:style-name="P13"/>
      <text:p text:style-name="P13"/>
      <text:p text:style-name="P13"/>
      <text:p text:style-name="P5">T-4</text:p>
      <text:p text:style-name="P6"/>
      <text:p text:style-name="P25"><text:span text:style-name="T15">1) </text:span><text:span text:style-name="T4">Р</text:span><text:span text:style-name="T19">аспределени</text:span><text:span text:style-name="T20">е</text:span><text:span text:style-name="T19"> </text:span><text:span text:style-name="T21">учеников</text:span><text:span text:style-name="T19"> </text:span><text:span text:style-name="T21">по</text:span><text:span text:style-name="T19"> </text:span><text:span text:style-name="T21">группам.</text:span></text:p>
      <text:p text:style-name="P23"/>
      <text:p text:style-name="P24"><text:span text:style-name="T26">Ф</text:span>ормула <text:span text:style-name="T26">для вычисления количества вариантов распределения группы из</text:span><text:span text:style-name="T16"> n </text:span><text:span text:style-name="T26">человек : <text:s text:c="8"/></text:span><text:s text:c="4"/><text:span text:style-name="T12">n! / ( m! ( n – m )! ),</text:span><text:span text:style-name="T1"> </text:span><text:span text:style-name="T6">подставим</text:span><text:span text:style-name="T1"> </text:span><text:span text:style-name="T6">заданные значения 24! /</text:span><text:span text:style-name="T17"> (3!(24-3)!)</text:span><text:span text:style-name="T12"> <text:s/>. </text:span><text:span text:style-name="T7">О</text:span><text:span text:style-name="T1">твет</text:span><text:span text:style-name="T11">:</text:span><text:span text:style-name="T1"> </text:span><text:span text:style-name="T5">2024 </text:span><text:span text:style-name="T11">вариантов</text:span><text:span text:style-name="T1">.</text:span></text:p>
      <text:p text:style-name="P22"/>
      <text:p text:style-name="P14"><text:span text:style-name="T18">2) С</text:span>уммарное количество шахматных партий.</text:p>
      <text:p text:style-name="P14">Разберем 1-ую группу. 1-ый ученик будет играть с 7-ю учениками, потом 2-ой ученик будет играть с 6-<text:span text:style-name="T28">ю</text:span> другими учениками т.к с 1-ым он уже играл и т..д. В одной <text:span text:style-name="T27">группе</text:span> получается 28 партий, значит в 3-ех группа<text:span text:style-name="T28">х</text:span> 28*3 = 84 партии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T-5</text:p>
      <text:p text:style-name="P6"/>
      <text:p text:style-name="P32">Функция «<text:span text:style-name="T12">f</text:span>» <text:span text:style-name="T30">выполняет действия аналогичные целочисленному делению a на </text:span><text:span text:style-name="T12">b.</text:span></text:p>
      <text:p text:style-name="P32">Функция «<text:span text:style-name="T13">g</text:span><text:span text:style-name="T22">» выполняет </text:span><text:span text:style-name="T30">действия аналогичные целочисленному </text:span><text:span text:style-name="T22">умножени</text:span><text:span text:style-name="T30">ю a на b</text:span><text:span text:style-name="T22">.</text:span></text:p>
      <text:p text:style-name="P32"><text:span text:style-name="T30">Учитывая это, </text:span><text:span text:style-name="T22">функцию «</text:span><text:span text:style-name="T13">h</text:span><text:span text:style-name="T22">» можно за</text:span><text:span text:style-name="T30">писать</text:span><text:span text:style-name="T22"> так:</text:span></text:p>
      <text:p text:style-name="P14"/>
      <text:p text:style-name="P14">int h(int a, int b)</text:p>
      <text:p text:style-name="P14">{</text:p>
      <text:p text:style-name="P14"><text:s text:c="4"/>return a - a/b*b;</text:p>
      <text:p text:style-name="P14">}</text:p>
      <text:p text:style-name="P14"/>
      <text:p text:style-name="P33">Кроме того, следует заметить, что если нет необходимости возвращать ошибки целочисленного деления, то функция может возвращать всегда нулевое значение.</text:p>
      <text:p text:style-name="P14"/>
      <text:p text:style-name="P14"/>
      <text:p text:style-name="P14"><text:s/><text:span text:style-name="T13">T-6</text:span></text:p>
      <text:p text:style-name="P18"><text:line-break/>Если представить словарь в виде таблицы где перв<text:span text:style-name="T31">ый столбец содержит </text:span>слово <text:span text:style-name="T31">на зюзиковском языке, во втором столбце — соответствующее слово на </text:span>русско<text:span text:style-name="T31">м языке. Для получения перевода следует найти строку таблицы со словом на языке зюзиков и выбрать слово на русском языке из той же строки.</text:span> <text:span text:style-name="T31">Учитывая, что в словаре нет оглавления, поиск совпадения заданного слова со словами из строк словаря следует выполнять простым перебором.</text:span> </text:p>
      <text:p text:style-name="P15"><text:soft-page-break/></text:p>
      <text:p text:style-name="P7">T-<text:span text:style-name="T3">7</text:span></text:p>
      <text:p text:style-name="P16"/>
      <text:p text:style-name="P34">При возведении числа 777 в степени 1, 2, 3, 4 <text:span text:style-name="T31">и т.д.,</text:span> последни<text:span text:style-name="T31">е</text:span> цифры <text:span text:style-name="T31">результатов образуют периодически повторяющ</text:span><text:span text:style-name="T32">уюся</text:span><text:span text:style-name="T31"> </text:span><text:span text:style-name="T32">последовательность</text:span> <text:span text:style-name="T32">{</text:span><text:span text:style-name="T33">1, </text:span>7, 9, 3<text:span text:style-name="T32">}</text:span>. <text:span text:style-name="T32">Учитывая эту особенность предполагается что 777%4 покажет индекс в указанной последовательности. </text:span></text:p>
      <text:p text:style-name="P34"><text:span text:style-name="T32"><text:tab/>777%4 = 1.</text:span></text:p>
      <text:p text:style-name="P34"><text:tab/>Ответ: 7.</text:p>
      <text:p text:style-name="P16"/>
      <text:p text:style-name="P8"/>
      <text:p text:style-name="P8">T-8</text:p>
      <text:p text:style-name="P8"/>
      <text:p text:style-name="P16">7 раз.</text:p>
      <text:p text:style-name="P8"/>
      <text:p text:style-name="P10"/>
      <text:p text:style-name="P10"/>
      <text:p text:style-name="P10">T-9</text:p>
      <text:p text:style-name="P19">По формуле сочетаний без повторений, вычисляем скольк<text:span text:style-name="T33">и</text:span>ми способами можно выбрать 4-ех учеников, на олимпиаду, из 15.</text:p>
      <text:p text:style-name="P17">15! / (4!(15-4)!) <text:span text:style-name="T23">= 136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9:55:00</meta:creation-date>
    <meta:generator>LibreOffice/6.4.7.2$Linux_X86_64 LibreOffice_project/40$Build-2</meta:generator>
    <dc:title>1</dc:title>
    <meta:initial-creator>Admin</meta:initial-creator>
    <dc:date>2021-06-09T00:15:01.282566290</dc:date>
    <meta:editing-duration>PT1H15M14S</meta:editing-duration>
    <meta:editing-cycles>19</meta:editing-cycles>
    <meta:document-statistic meta:table-count="1" meta:image-count="0" meta:object-count="0" meta:page-count="5" meta:paragraph-count="118" meta:word-count="656" meta:character-count="3772" meta:non-whitespace-character-count="2933"/>
  </office:meta>
</office:document-meta>
</file>